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98c92" officeooo:paragraph-rsid="00098c92"/>
    </style:style>
    <style:style style:name="P2" style:family="paragraph" style:parent-style-name="Standard">
      <style:text-properties officeooo:paragraph-rsid="012a08de"/>
    </style:style>
    <style:style style:name="P3" style:family="paragraph" style:parent-style-name="Standard">
      <style:text-properties officeooo:paragraph-rsid="012c7a81"/>
    </style:style>
    <style:style style:name="P4" style:family="paragraph" style:parent-style-name="Standard">
      <style:text-properties style:font-name="Liberation Serif" fo:font-size="12.75pt" officeooo:rsid="012d64ff" officeooo:paragraph-rsid="012d64ff"/>
    </style:style>
    <style:style style:name="P5" style:family="paragraph" style:parent-style-name="Standard">
      <style:text-properties style:font-name="Liberation Serif" fo:font-size="12.75pt" officeooo:paragraph-rsid="012a08de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2a08de"/>
    </style:style>
    <style:style style:name="P7" style:family="paragraph" style:parent-style-name="Standard">
      <style:text-properties style:font-name="Liberation Serif" fo:font-size="12.75pt" officeooo:rsid="012de176" officeooo:paragraph-rsid="012de176"/>
    </style:style>
    <style:style style:name="P8" style:family="paragraph" style:parent-style-name="Standard">
      <style:text-properties style:font-name="Liberation Serif" fo:font-size="12.75pt" officeooo:rsid="012e8bc1" officeooo:paragraph-rsid="012e8bc1"/>
    </style:style>
    <style:style style:name="P9" style:family="paragraph" style:parent-style-name="Standard">
      <style:text-properties officeooo:rsid="00b71e31" officeooo:paragraph-rsid="000dc580"/>
    </style:style>
    <style:style style:name="P10" style:family="paragraph" style:parent-style-name="Standard">
      <style:text-properties officeooo:rsid="01308011" officeooo:paragraph-rsid="01308011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308011"/>
    </style:style>
    <style:style style:name="P12" style:family="paragraph" style:parent-style-name="Standard" style:list-style-name="L1">
      <style:text-properties officeooo:paragraph-rsid="012a08de"/>
    </style:style>
    <style:style style:name="P13" style:family="paragraph" style:parent-style-name="Standard" style:list-style-name="L1">
      <style:text-properties style:font-name="Liberation Serif" fo:font-size="12.75pt" officeooo:paragraph-rsid="012a08de"/>
    </style:style>
    <style:style style:name="P14" style:family="paragraph" style:parent-style-name="Standard">
      <style:text-properties officeooo:paragraph-rsid="012c7a81"/>
    </style:style>
    <style:style style:name="P15" style:family="paragraph" style:parent-style-name="Standard">
      <style:text-properties officeooo:rsid="0130e85a" officeooo:paragraph-rsid="0132b5c0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32b5c0"/>
    </style:style>
    <style:style style:name="T1" style:family="text">
      <style:text-properties officeooo:rsid="000dc580"/>
    </style:style>
    <style:style style:name="T2" style:family="text">
      <style:text-properties officeooo:rsid="012678a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.75pt"/>
    </style:style>
    <style:style style:name="T5" style:family="text">
      <style:text-properties style:font-name="Liberation Serif" fo:font-size="12.75pt" officeooo:rsid="012c18a8"/>
    </style:style>
    <style:style style:name="T6" style:family="text">
      <style:text-properties style:font-name="Liberation Serif" fo:font-size="12.75pt" officeooo:rsid="012c7a81"/>
    </style:style>
    <style:style style:name="T7" style:family="text">
      <style:text-properties style:font-name="Liberation Serif" fo:font-size="12.75pt" officeooo:rsid="0132b5c0"/>
    </style:style>
    <style:style style:name="T8" style:family="text">
      <style:text-properties style:font-name="Liberation Serif" officeooo:rsid="012a08de"/>
    </style:style>
    <style:style style:name="T9" style:family="text">
      <style:text-properties officeooo:rsid="01289bf8"/>
    </style:style>
    <style:style style:name="T1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use prices <text:span text:style-name="T2">(NumPy, </text:span><text:span text:style-name="T9">OOP</text:span><text:span text:style-name="T2">)</text:span></text:p>
      <text:p text:style-name="P3"><text:span text:style-name="T1">1) </text:span><text:span text:style-name="T4">Implement dataset normalization to get X and Y features in range from -1..1.</text:span></text:p>
      <text:p text:style-name="P4"><draw:frame draw:style-name="fr1" draw:name="Object1" text:anchor-type="as-char" svg:y="-0.272in" svg:width="2.2772in" svg:height="0.4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4">Need also function to convert Y back to real values.</text:span></text:p>
      <text:p text:style-name="P15"><text:span text:style-name="T4">Solution: To convert values back – we need to remember min and max values of initial dataset, otherwise we don’t know according to what</text:span><text:span text:style-name="T7"> values</text:span><text:span text:style-name="T4"> we have -1 and 1 boundaries.</text:span></text:p>
      <text:p text:style-name="P16"><text:span text:style-name="T17">def </text:span><text:span text:style-name="T20">normalize</text:span><text:span text:style-name="T11">(values: np.ndarray) -&gt; Tuple[np.ndarray</text:span><text:span text:style-name="T17">, </text:span><text:span text:style-name="T11">np.ndarray</text:span><text:span text:style-name="T17">, </text:span><text:span text:style-name="T11">np.ndarray]:</text:span><text:line-break/><text:span text:style-name="T11"> <text:s text:c="3"/>max_values = np.max(values</text:span><text:span text:style-name="T17">, </text:span><text:span text:style-name="T13">axis</text:span><text:span text:style-name="T11">=</text:span><text:span text:style-name="T15">0</text:span><text:span text:style-name="T11">)</text:span><text:line-break/><text:span text:style-name="T11"> <text:s text:c="3"/>min_values = np.min(values</text:span><text:span text:style-name="T17">, </text:span><text:span text:style-name="T13">axis</text:span><text:span text:style-name="T11">=</text:span><text:span text:style-name="T15">0</text:span><text:span text:style-name="T11">)</text:span><text:line-break/><text:line-break/><text:span text:style-name="T11"> <text:s text:c="3"/></text:span><text:span text:style-name="T17">return </text:span><text:span text:style-name="T15">2.0 </text:span><text:span text:style-name="T11">* ((values - min_values) / (max_values - min_values) - </text:span><text:span text:style-name="T15">0.5</text:span><text:span text:style-name="T11">)</text:span><text:span text:style-name="T17">, </text:span><text:span text:style-name="T11">min_values</text:span><text:span text:style-name="T17">, </text:span><text:span text:style-name="T11">max_values</text:span><text:line-break/><text:line-break/><text:line-break/><text:span text:style-name="T17">def </text:span><text:span text:style-name="T20">denormalize</text:span><text:span text:style-name="T11">(values: np.ndarray</text:span><text:span text:style-name="T17">, </text:span><text:span text:style-name="T11">min_values: np.ndarray</text:span><text:span text:style-name="T17">, </text:span><text:span text:style-name="T11">max_values: np.ndarray) -&gt; np.ndarray:</text:span><text:line-break/><text:span text:style-name="T11"> <text:s text:c="3"/></text:span><text:span text:style-name="T17">return </text:span><text:span text:style-name="T11">(values / </text:span><text:span text:style-name="T15">2.0 </text:span><text:span text:style-name="T11">+ </text:span><text:span text:style-name="T15">0.5</text:span><text:span text:style-name="T11">) * (max_values - min_values) + min_values</text:span></text:p>
      <text:p text:style-name="P15"/>
      <text:p text:style-name="P2"><text:span text:style-name="T8">2) </text:span><text:span text:style-name="T4">Implement model with new functions</text:span></text:p>
      <text:list xml:id="list3571900323" text:style-name="L1">
        <text:list-item>
          <text:p text:style-name="P12"><text:span text:style-name="T4">Use code from 4. </text:span><text:span text:style-name="T5">(?) </text:span><text:span text:style-name="T4">task</text:span></text:p>
        </text:list-item>
        <text:list-item>
          <text:p text:style-name="P13">Add classes LossMSE (Mean square error loss function), LayerSigmoid</text:p>
        </text:list-item>
      </text:list>
      <text:p text:style-name="P6"><text:span text:style-name="T17">class </text:span><text:span text:style-name="T11">SigmoidLayer:</text:span><text:line-break/><text:span text:style-name="T11"> <text:s text:c="3"/></text:span><text:span text:style-name="T17">def </text:span><text:span text:style-name="T19">__init__</text:span><text:span text:style-name="T11">(</text:span><text:span text:style-name="T10">self</text:span><text:span text:style-name="T11">):</text:span><text:line-break/><text:span text:style-name="T11"> <text:s text:c="7"/></text:span><text:span text:style-name="T10">self</text:span><text:span text:style-name="T11">.x = </text:span><text:span text:style-name="T17">None</text:span><text:line-break/><text:span text:style-name="T17"> <text:s text:c="7"/></text:span><text:span text:style-name="T10">self</text:span><text:span text:style-name="T11">.output = </text:span><text:span text:style-name="T17">None</text:span><text:line-break/><text:line-break/><text:span text:style-name="T17"> <text:s text:c="3"/>def </text:span><text:span text:style-name="T20">forward</text:span><text:span text:style-name="T11">(</text:span><text:span text:style-name="T10">self</text:span><text:span text:style-name="T17">, </text:span><text:span text:style-name="T11">x: Variable) -&gt; Variable:</text:span><text:line-break/><text:span text:style-name="T11"> <text:s text:c="7"/></text:span><text:span text:style-name="T10">self</text:span><text:span text:style-name="T11">.x = x</text:span><text:line-break/><text:span text:style-name="T11"> <text:s text:c="7"/></text:span><text:span text:style-name="T10">self</text:span><text:span text:style-name="T11">.output = Variable(</text:span><text:line-break/><text:span text:style-name="T11"> <text:s text:c="11"/></text:span><text:span text:style-name="T15">1.0 </text:span><text:span text:style-name="T11">/ (</text:span><text:span text:style-name="T15">1.0 </text:span><text:span text:style-name="T11">+ np.exp(-x.value))</text:span><text:line-break/><text:span text:style-name="T11"> <text:s text:c="7"/>)</text:span><text:line-break/><text:span text:style-name="T11"> <text:s text:c="7"/></text:span><text:span text:style-name="T17">return </text:span><text:span text:style-name="T10">self</text:span><text:span text:style-name="T11">.output</text:span><text:line-break/><text:line-break/><text:span text:style-name="T11"> <text:s text:c="3"/></text:span><text:span text:style-name="T17">def </text:span><text:span text:style-name="T20">backward</text:span><text:span text:style-name="T11">(</text:span><text:span text:style-name="T10">self</text:span><text:span text:style-name="T11">):</text:span><text:line-break/><text:span text:style-name="T11"> <text:s text:c="7"/></text:span><text:span text:style-name="T10">self</text:span><text:span text:style-name="T11">.x.grad = -</text:span><text:span text:style-name="T15">1.0 </text:span><text:span text:style-name="T11">/ (</text:span><text:span text:style-name="T15">1.0 </text:span><text:span text:style-name="T11">+ np.exp(-</text:span><text:span text:style-name="T10">self</text:span><text:span text:style-name="T11">.x.value)) ** </text:span><text:span text:style-name="T15">2 </text:span><text:span text:style-name="T11">* </text:span><text:span text:style-name="T10">self</text:span><text:span text:style-name="T11">.output.grad</text:span></text:p>
      <text:p text:style-name="P5"/>
      <text:p text:style-name="P6"><text:span text:style-name="T17">class </text:span><text:span text:style-name="T11">MSELoss:</text:span><text:line-break/><text:span text:style-name="T11"> <text:s text:c="3"/></text:span><text:span text:style-name="T17">def </text:span><text:span text:style-name="T19">__init__</text:span><text:span text:style-name="T11">(</text:span><text:span text:style-name="T10">self</text:span><text:span text:style-name="T11">):</text:span><text:line-break/><text:span text:style-name="T11"> <text:s text:c="7"/></text:span><text:span text:style-name="T10">self</text:span><text:span text:style-name="T11">.y: Optional[Variable] = </text:span><text:span text:style-name="T17">None</text:span><text:line-break/><text:span text:style-name="T17"> <text:s text:c="7"/></text:span><text:span text:style-name="T10">self</text:span><text:span text:style-name="T11">.y_prim: Optional[Variable] = </text:span><text:span text:style-name="T17">None</text:span><text:line-break/><text:line-break/><text:span text:style-name="T17"> <text:s text:c="3"/>def </text:span><text:span text:style-name="T20">forward</text:span><text:span text:style-name="T11">(</text:span><text:span text:style-name="T10">self</text:span><text:span text:style-name="T17">, </text:span><text:span text:style-name="T11">y: Variable</text:span><text:span text:style-name="T17">, </text:span><text:span text:style-name="T11">y_prim: Variable) -&gt; </text:span><text:span text:style-name="T22">float</text:span><text:span text:style-name="T11">:</text:span><text:line-break/><text:span text:style-name="T11"> <text:s text:c="7"/></text:span><text:span text:style-name="T10">self</text:span><text:span text:style-name="T11">.y = y</text:span><text:line-break/><text:span text:style-name="T11"> <text:s text:c="7"/></text:span><text:span text:style-name="T10">self</text:span><text:span text:style-name="T11">.y_prim = y_prim</text:span><text:line-break/><text:span text:style-name="T11"> <text:s text:c="7"/></text:span><text:span text:style-name="T17">return </text:span><text:span text:style-name="T11">np.mean((y.value - y_prim.value) ** </text:span><text:span text:style-name="T15">2</text:span><text:span text:style-name="T11">)</text:span><text:line-break/><text:line-break/><text:span text:style-name="T11"> <text:s text:c="3"/></text:span><text:span text:style-name="T17">def </text:span><text:span text:style-name="T20">backward</text:span><text:span text:style-name="T11">(</text:span><text:span text:style-name="T10">self</text:span><text:span text:style-name="T11">):</text:span><text:line-break/><text:span text:style-name="T11"> <text:s text:c="7"/></text:span><text:span text:style-name="T10">self</text:span><text:span text:style-name="T11">.y_prim.grad = </text:span><text:span text:style-name="T15">2.0 </text:span><text:span text:style-name="T11">* (</text:span><text:span text:style-name="T10">self</text:span><text:span text:style-name="T11">.y_prim.value - </text:span><text:span text:style-name="T10">self</text:span><text:span text:style-name="T11">.y.value)</text:span></text:p>
      <text:p text:style-name="P5"/>
      <text:list xml:id="list61610533637440" text:continue-numbering="true" text:style-name="L1">
        <text:list-item>
          <text:p text:style-name="P13">Replace ReLU with Sigmoid in Model</text:p>
        </text:list-item>
      </text:list>
      <text:p text:style-name="P7"><text:soft-page-break/>We will use same Sigmoid formulas:</text:p>
      <text:p text:style-name="P7"><draw:frame draw:style-name="fr1" draw:name="Object17" text:anchor-type="as-char" svg:y="-0.2437in" svg:width="0.5217in" svg:height="0.416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><draw:frame draw:style-name="fr1" draw:name="Object27" text:anchor-type="as-char" svg:y="-0.2437in" svg:width="2.1898in" svg:height="0.416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61610529476961" text:continue-numbering="true" text:style-name="L1">
        <text:list-item>
          <text:p text:style-name="P13">Train with LossMSE</text:p>
        </text:list-item>
      </text:list>
      <text:p text:style-name="P8">And same MSE cost function:</text:p>
      <text:p text:style-name="P8"><draw:frame draw:style-name="fr1" draw:name="Object3" text:anchor-type="as-char" svg:y="-0.2807in" svg:width="1.8075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<draw:frame draw:style-name="fr1" draw:name="Object12" text:anchor-type="as-char" svg:y="-0.2807in" svg:width="2.002in" svg:height="0.454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list xml:id="list61610195305526" text:continue-numbering="true" text:style-name="L1">
        <text:list-item>
          <text:p text:style-name="P12"><text:span text:style-name="T4">Fine tune Hyper parameters so you can get lowest error in 300 epochs</text:span><text:span text:style-name="T3"> </text:span></text:p>
        </text:list-item>
      </text:list>
      <text:p text:style-name="P9"/>
      <text:p text:style-name="P10">Resulting model layers are:</text:p>
      <text:p text:style-name="P11"><text:span text:style-name="T10">self</text:span><text:span text:style-name="T11">.layers = [</text:span><text:line-break/><text:span text:style-name="T11"> <text:s text:c="3"/>LinearLayer(</text:span><text:span text:style-name="T13">in_features</text:span><text:span text:style-name="T11">=</text:span><text:span text:style-name="T15">8</text:span><text:span text:style-name="T17">, </text:span><text:span text:style-name="T13">out_features</text:span><text:span text:style-name="T11">=</text:span><text:span text:style-name="T15">4</text:span><text:span text:style-name="T11">)</text:span><text:span text:style-name="T17">,</text:span><text:line-break/><text:span text:style-name="T17"> <text:s text:c="3"/></text:span><text:span text:style-name="T11">SigmoidLayer()</text:span><text:span text:style-name="T17">,</text:span><text:line-break/><text:span text:style-name="T17"> <text:s text:c="3"/></text:span><text:span text:style-name="T11">LinearLayer(</text:span><text:span text:style-name="T13">in_features</text:span><text:span text:style-name="T11">=</text:span><text:span text:style-name="T15">4</text:span><text:span text:style-name="T17">, </text:span><text:span text:style-name="T13">out_features</text:span><text:span text:style-name="T11">=</text:span><text:span text:style-name="T15">4</text:span><text:span text:style-name="T11">)</text:span><text:span text:style-name="T17">,</text:span><text:line-break/><text:span text:style-name="T17"> <text:s text:c="3"/></text:span><text:span text:style-name="T11">SigmoidLayer()</text:span><text:span text:style-name="T17">,</text:span><text:line-break/><text:span text:style-name="T17"> <text:s text:c="3"/></text:span><text:span text:style-name="T11">LinearLayer(</text:span><text:span text:style-name="T13">in_features</text:span><text:span text:style-name="T11">=</text:span><text:span text:style-name="T15">4</text:span><text:span text:style-name="T17">, </text:span><text:span text:style-name="T13">out_features</text:span><text:span text:style-name="T11">=</text:span><text:span text:style-name="T15">1</text:span><text:span text:style-name="T11">)</text:span><text:line-break/><text:span text:style-name="T11">]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2-10T06:13:52.615000000</dc:date>
    <meta:editing-duration>PT17H38M31S</meta:editing-duration>
    <meta:editing-cycles>196</meta:editing-cycles>
    <meta:generator>LibreOffice/7.2.5.2$Windows_X86_64 LibreOffice_project/499f9727c189e6ef3471021d6132d4c694f357e5</meta:generator>
    <meta:document-statistic meta:table-count="0" meta:image-count="0" meta:object-count="5" meta:page-count="2" meta:paragraph-count="22" meta:word-count="267" meta:character-count="2069" meta:non-whitespace-character-count="1639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3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4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5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